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259317" officeooo:paragraph-rsid="00203e7f" style:font-size-complex="11pt"/>
    </style:style>
    <style:style style:name="P7" style:family="paragraph" style:parent-style-name="Standard">
      <style:text-properties fo:language="en" fo:country="GB" officeooo:rsid="00266ddc" officeooo:paragraph-rsid="00266ddc" style:font-size-complex="11pt"/>
    </style:style>
    <style:style style:name="P8" style:family="paragraph" style:parent-style-name="Standard">
      <style:text-properties fo:language="de" fo:country="AT" style:font-size-complex="11pt"/>
    </style:style>
    <style:style style:name="P9" style:family="paragraph" style:parent-style-name="Standard">
      <style:text-properties style:font-size-complex="11pt"/>
    </style:style>
    <style:style style:name="P10" style:family="paragraph" style:parent-style-name="Standard">
      <style:text-properties style:language-asian="en" style:country-asian="US" style:language-complex="en" style:country-complex="US"/>
    </style:style>
    <style:style style:name="P11" style:family="paragraph" style:parent-style-name="Standard">
      <style:text-properties fo:color="#626b71"/>
    </style:style>
    <style:style style:name="P12" style:family="paragraph" style:parent-style-name="Standard">
      <style:text-properties fo:color="#626b71" style:font-size-complex="11pt"/>
    </style:style>
    <style:style style:name="P13" style:family="paragraph" style:parent-style-name="Standard">
      <style:text-properties fo:font-size="20pt" fo:font-weight="bold" officeooo:rsid="001c7580" style:font-size-asian="20pt" style:font-weight-asian="bold" style:font-size-complex="20pt"/>
    </style:style>
    <style:style style:name="P14" style:family="paragraph" style:parent-style-name="Standard">
      <style:text-properties officeooo:paragraph-rsid="00203e7f"/>
    </style:style>
    <style:style style:name="P15" style:family="paragraph" style:parent-style-name="Standard">
      <style:text-properties officeooo:rsid="00266ddc" officeooo:paragraph-rsid="00266ddc"/>
    </style:style>
    <style:style style:name="P16" style:family="paragraph" style:parent-style-name="Standard">
      <style:text-properties officeooo:rsid="002cdfda" officeooo:paragraph-rsid="002cdfda"/>
    </style:style>
    <style:style style:name="P17" style:family="paragraph" style:parent-style-name="Standard">
      <style:text-properties officeooo:paragraph-rsid="0032b83a"/>
    </style:style>
    <style:style style:name="P18" style:family="paragraph" style:parent-style-name="Standard">
      <style:text-properties officeooo:rsid="0034bd2b" officeooo:paragraph-rsid="0034bd2b"/>
    </style:style>
    <style:style style:name="P19" style:family="paragraph" style:parent-style-name="Standard">
      <style:text-properties officeooo:rsid="00380568" officeooo:paragraph-rsid="00380568"/>
    </style:style>
    <style:style style:name="P20" style:family="paragraph" style:parent-style-name="Standard">
      <style:text-properties officeooo:paragraph-rsid="00419ebd"/>
    </style:style>
    <style:style style:name="P21" style:family="paragraph" style:parent-style-name="Standard">
      <style:text-properties officeooo:paragraph-rsid="0042e683"/>
    </style:style>
    <style:style style:name="P22" style:family="paragraph" style:parent-style-name="Standard">
      <style:text-properties officeooo:rsid="00460924" officeooo:paragraph-rsid="00460924"/>
    </style:style>
    <style:style style:name="P23" style:family="paragraph" style:parent-style-name="Standard">
      <style:text-properties officeooo:rsid="00481a22" officeooo:paragraph-rsid="00481a22"/>
    </style:style>
    <style:style style:name="P24" style:family="paragraph" style:parent-style-name="Standard">
      <style:text-properties officeooo:rsid="00481a22" officeooo:paragraph-rsid="0048fbe7"/>
    </style:style>
    <style:style style:name="P25" style:family="paragraph" style:parent-style-name="Standard">
      <style:text-properties officeooo:rsid="0049dc14" officeooo:paragraph-rsid="0049dc14"/>
    </style:style>
    <style:style style:name="P26" style:family="paragraph" style:parent-style-name="Standard">
      <style:text-properties officeooo:rsid="004c9901" officeooo:paragraph-rsid="004c9901"/>
    </style:style>
    <style:style style:name="P27" style:family="paragraph" style:parent-style-name="Standard">
      <style:text-properties officeooo:rsid="004e671d" officeooo:paragraph-rsid="004e671d"/>
    </style:style>
    <style:style style:name="P28" style:family="paragraph" style:parent-style-name="Standard">
      <style:text-properties officeooo:rsid="00516e84" officeooo:paragraph-rsid="00516e84"/>
    </style:style>
    <style:style style:name="P29" style:family="paragraph" style:parent-style-name="Standard">
      <style:text-properties officeooo:rsid="005313d6" officeooo:paragraph-rsid="005313d6"/>
    </style:style>
    <style:style style:name="P30" style:family="paragraph" style:parent-style-name="Standard">
      <style:text-properties officeooo:rsid="0055132a" officeooo:paragraph-rsid="0055132a"/>
    </style:style>
    <style:style style:name="P31" style:family="paragraph" style:parent-style-name="Standard">
      <style:text-properties officeooo:rsid="005728c7" officeooo:paragraph-rsid="005728c7"/>
    </style:style>
    <style:style style:name="P32" style:family="paragraph" style:parent-style-name="Standard">
      <style:text-properties officeooo:rsid="00584187" officeooo:paragraph-rsid="00584187"/>
    </style:style>
    <style:style style:name="P33" style:family="paragraph" style:parent-style-name="Standard">
      <style:text-properties officeooo:rsid="0058e378" officeooo:paragraph-rsid="0058e378"/>
    </style:style>
    <style:style style:name="P34" style:family="paragraph" style:parent-style-name="Standard">
      <style:text-properties officeooo:rsid="005a2046" officeooo:paragraph-rsid="005a2046"/>
    </style:style>
    <style:style style:name="P35" style:family="paragraph" style:parent-style-name="Standard">
      <style:text-properties officeooo:rsid="005bea7d" officeooo:paragraph-rsid="005bea7d"/>
    </style:style>
    <style:style style:name="P36" style:family="paragraph" style:parent-style-name="Standard">
      <style:text-properties officeooo:rsid="005de317" officeooo:paragraph-rsid="005de317"/>
    </style:style>
    <style:style style:name="P37" style:family="paragraph" style:parent-style-name="Standard">
      <style:text-properties officeooo:rsid="006144ee" officeooo:paragraph-rsid="006144ee"/>
    </style:style>
    <style:style style:name="P38" style:family="paragraph" style:parent-style-name="Standard">
      <style:text-properties officeooo:rsid="0061edff" officeooo:paragraph-rsid="0061edff"/>
    </style:style>
    <style:style style:name="P39" style:family="paragraph" style:parent-style-name="Text_20_body">
      <style:paragraph-properties fo:margin-top="0in" fo:margin-bottom="0.139in" loext:contextual-spacing="false" fo:line-height="115%"/>
    </style:style>
    <style:style style:name="P40"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41" style:family="paragraph" style:parent-style-name="Standard">
      <style:paragraph-properties fo:margin-top="0.0417in" fo:margin-bottom="0in" loext:contextual-spacing="false"/>
      <style:text-properties fo:font-size="10pt" style:font-size-asian="10pt" style:font-size-complex="10pt"/>
    </style:style>
    <style:style style:name="P42" style:family="paragraph" style:parent-style-name="Literatur">
      <style:paragraph-properties fo:break-before="page"/>
    </style:style>
    <style:style style:name="P43" style:family="paragraph" style:parent-style-name="Startüberschrift">
      <style:paragraph-properties fo:break-before="page"/>
    </style:style>
    <style:style style:name="P44"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45" style:family="paragraph" style:parent-style-name="Standard">
      <style:paragraph-properties fo:margin-top="0in" fo:margin-bottom="0.0693in" loext:contextual-spacing="false"/>
      <style:text-properties fo:text-transform="uppercase" style:font-name-complex="Arial2" style:font-size-complex="11pt"/>
    </style:style>
    <style:style style:name="P46" style:family="paragraph" style:parent-style-name="Standard">
      <style:paragraph-properties fo:margin-top="0in" fo:margin-bottom="0.0693in" loext:contextual-spacing="false"/>
      <style:text-properties style:font-size-complex="11pt"/>
    </style:style>
    <style:style style:name="P47" style:family="paragraph" style:parent-style-name="Standard">
      <style:paragraph-properties fo:margin-top="0.0555in" fo:margin-bottom="0.0555in" loext:contextual-spacing="false"/>
      <style:text-properties style:font-size-complex="11pt"/>
    </style:style>
    <style:style style:name="P48" style:family="paragraph" style:parent-style-name="Deckblatt_20_Autor">
      <style:text-properties fo:color="#00000a"/>
    </style:style>
    <style:style style:name="P49" style:family="paragraph" style:parent-style-name="Deckblatt_20_Autor">
      <style:text-properties fo:color="#00000a" fo:font-size="12pt" style:font-size-asian="12pt" style:font-size-complex="12pt"/>
    </style:style>
    <style:style style:name="P50"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51" style:family="paragraph" style:parent-style-name="table_20_of_20_figures">
      <style:paragraph-properties>
        <style:tab-stops>
          <style:tab-stop style:position="6.2925in" style:type="right" style:leader-style="dotted" style:leader-text="."/>
        </style:tab-stops>
      </style:paragraph-properties>
    </style:style>
    <style:style style:name="P52" style:family="paragraph" style:parent-style-name="Startüberschrift">
      <style:text-properties fo:language="en" fo:country="GB"/>
    </style:style>
    <style:style style:name="P53" style:family="paragraph" style:parent-style-name="Deckblatt_20_Bachelorarbeit">
      <style:text-properties fo:color="#00000a"/>
    </style:style>
    <style:style style:name="P54" style:family="paragraph" style:parent-style-name="Deckblatt_20_Studiengang">
      <style:text-properties fo:color="#00000a"/>
    </style:style>
    <style:style style:name="P55" style:family="paragraph" style:parent-style-name="Deckblatt_20_Studiengang">
      <style:text-properties fo:color="#00000a" fo:language="en" fo:country="GB"/>
    </style:style>
    <style:style style:name="P56" style:family="paragraph" style:parent-style-name="Standard">
      <style:text-properties officeooo:paragraph-rsid="00419ebd"/>
    </style:style>
    <style:style style:name="P57" style:family="paragraph" style:parent-style-name="Standard">
      <style:text-properties officeooo:paragraph-rsid="0042e683"/>
    </style:style>
    <style:style style:name="P58" style:family="paragraph" style:parent-style-name="Standard">
      <style:text-properties officeooo:rsid="0063ec68" officeooo:paragraph-rsid="00419ebd"/>
    </style:style>
    <style:style style:name="P59" style:family="paragraph" style:parent-style-name="Standard">
      <style:text-properties officeooo:rsid="006662c2" officeooo:paragraph-rsid="006662c2"/>
    </style:style>
    <style:style style:name="P60" style:family="paragraph" style:parent-style-name="Standard">
      <style:text-properties officeooo:paragraph-rsid="006662c2"/>
    </style:style>
    <style:style style:name="P61" style:family="paragraph" style:parent-style-name="Standard">
      <style:text-properties officeooo:rsid="006ac793" officeooo:paragraph-rsid="006ac793"/>
    </style:style>
    <style:style style:name="P62" style:family="paragraph" style:parent-style-name="Heading_20_3">
      <style:text-properties officeooo:rsid="00269d8b" officeooo:paragraph-rsid="00269d8b"/>
    </style:style>
    <style:style style:name="P63" style:family="paragraph" style:parent-style-name="Heading_20_3">
      <style:text-properties officeooo:rsid="00419ebd" officeooo:paragraph-rsid="00419ebd"/>
    </style:style>
    <style:style style:name="P64"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rsid="00269d8b" officeooo:paragraph-rsid="00269d8b"/>
    </style:style>
    <style:style style:name="P67" style:family="paragraph" style:parent-style-name="Heading_20_2">
      <style:text-properties officeooo:rsid="00269d8b" officeooo:paragraph-rsid="00269d8b"/>
    </style:style>
    <style:style style:name="P68" style:family="paragraph" style:parent-style-name="Heading_20_4">
      <style:text-properties officeooo:rsid="002a948a" officeooo:paragraph-rsid="002a948a"/>
    </style:style>
    <style:style style:name="P69" style:family="paragraph" style:parent-style-name="Heading_20_4">
      <style:text-properties officeooo:rsid="0032b83a" officeooo:paragraph-rsid="0032b83a"/>
    </style:style>
    <style:style style:name="P70" style:family="paragraph" style:parent-style-name="Heading_20_4">
      <style:text-properties officeooo:rsid="00419ebd" officeooo:paragraph-rsid="00419ebd"/>
    </style:style>
    <style:style style:name="P71" style:family="paragraph" style:parent-style-name="Heading_20_4">
      <style:text-properties officeooo:rsid="0042e683" officeooo:paragraph-rsid="0042e683"/>
    </style:style>
    <style:style style:name="P72" style:family="paragraph" style:parent-style-name="Heading_20_4">
      <style:text-properties officeooo:rsid="00269d8b" officeooo:paragraph-rsid="00269d8b"/>
    </style:style>
    <style:style style:name="P73" style:family="paragraph" style:parent-style-name="Contents_20_1">
      <style:paragraph-properties>
        <style:tab-stops>
          <style:tab-stop style:position="6.2984in" style:type="right" style:leader-style="dotted" style:leader-text="."/>
        </style:tab-stops>
      </style:paragraph-properties>
    </style:style>
    <style:style style:name="P74" style:family="paragraph" style:parent-style-name="Contents_20_2">
      <style:paragraph-properties>
        <style:tab-stops>
          <style:tab-stop style:position="6.2984in" style:type="right" style:leader-style="dotted" style:leader-text="."/>
        </style:tab-stops>
      </style:paragraph-properties>
    </style:style>
    <style:style style:name="P75" style:family="paragraph" style:parent-style-name="Contents_20_3">
      <style:paragraph-properties>
        <style:tab-stops>
          <style:tab-stop style:position="6.2984in" style:type="right" style:leader-style="dotted" style:leader-text="."/>
        </style:tab-stops>
      </style:paragraph-properties>
    </style:style>
    <style:style style:name="P76" style:family="paragraph" style:parent-style-name="Bibliography" style:list-style-name="WWNum45">
      <style:paragraph-properties fo:margin-left="0in" fo:margin-right="0in" fo:text-indent="-0.5in" style:auto-text-indent="false"/>
    </style:style>
    <style:style style:name="P77" style:family="paragraph" style:parent-style-name="Bibliography" style:list-style-name="WWNum45">
      <style:paragraph-properties fo:margin-left="0in" fo:margin-right="0in" fo:text-indent="-0.5in" style:auto-text-indent="false"/>
      <style:text-properties fo:language="de" fo:country="AT"/>
    </style:style>
    <style:style style:name="P78" style:family="paragraph" style:parent-style-name="Startüberschrift" style:master-page-name="Converted3">
      <style:paragraph-properties style:page-number="auto"/>
    </style:style>
    <style:style style:name="P79" style:family="paragraph" style:parent-style-name="Deckblatt_20_Bachelorarbeit" style:master-page-name="First_20_Page">
      <style:paragraph-properties style:page-number="auto"/>
      <style:text-properties fo:color="#00000a"/>
    </style:style>
    <style:style style:name="P80"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officeooo:rsid="0034bd2b"/>
    </style:style>
    <style:style style:name="T16" style:family="text">
      <style:text-properties officeooo:rsid="0035fdd4"/>
    </style:style>
    <style:style style:name="T17" style:family="text">
      <style:text-properties officeooo:rsid="00375872"/>
    </style:style>
    <style:style style:name="T18" style:family="text">
      <style:text-properties officeooo:rsid="00467ef6"/>
    </style:style>
    <style:style style:name="T19" style:family="text">
      <style:text-properties officeooo:rsid="004aa994"/>
    </style:style>
    <style:style style:name="T20" style:family="text">
      <style:text-properties officeooo:rsid="004e671d"/>
    </style:style>
    <style:style style:name="T21" style:family="text">
      <style:text-properties officeooo:rsid="00516e84"/>
    </style:style>
    <style:style style:name="T22" style:family="text">
      <style:text-properties officeooo:rsid="005313d6"/>
    </style:style>
    <style:style style:name="T23" style:family="text">
      <style:text-properties officeooo:rsid="0055132a"/>
    </style:style>
    <style:style style:name="T24" style:family="text">
      <style:text-properties officeooo:rsid="00584187"/>
    </style:style>
    <style:style style:name="T25" style:family="text">
      <style:text-properties officeooo:rsid="005a2046"/>
    </style:style>
    <style:style style:name="T26" style:family="text">
      <style:text-properties officeooo:rsid="005b8118"/>
    </style:style>
    <style:style style:name="T27" style:family="text">
      <style:text-properties officeooo:rsid="005ee0aa"/>
    </style:style>
    <style:style style:name="T28" style:family="text">
      <style:text-properties officeooo:rsid="0061edff"/>
    </style:style>
    <style:style style:name="T29" style:family="text">
      <style:text-properties officeooo:rsid="006351b5"/>
    </style:style>
    <style:style style:name="T30" style:family="text">
      <style:text-properties officeooo:rsid="0063ec68"/>
    </style:style>
    <style:style style:name="T31" style:family="text">
      <style:text-properties officeooo:rsid="0064f147"/>
    </style:style>
    <style:style style:name="T32" style:family="text">
      <style:text-properties officeooo:rsid="00684cdd"/>
    </style:style>
    <style:style style:name="T33" style:family="text">
      <style:text-properties officeooo:rsid="006b8cc9"/>
    </style:style>
    <style:style style:name="T34" style:family="text">
      <style:text-properties officeooo:rsid="006bd79c"/>
    </style:style>
    <style:style style:name="T35"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79"/>
      <text:p text:style-name="P53"/>
      <text:p text:style-name="P53">BACHELORARBEIT</text:p>
      <text:p text:style-name="P54">zur Erlangung des akademischen Grades</text:p>
      <text:p text:style-name="P55">„Bachelor of Science in Engineering“ im Studiengang <text:span text:style-name="T8">Informatik</text:span></text:p>
      <text:p text:style-name="P4"/>
      <text:p text:style-name="P4"/>
      <text:p text:style-name="P4"/>
      <text:p text:style-name="P4"/>
      <text:p text:style-name="P4"/>
      <text:p text:style-name="P13">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48">Ausgeführt von: <text:span text:style-name="T8">Lorenz Herzberger</text:span></text:p>
      <text:p text:style-name="P48">Personenkennzeichen: <text:span text:style-name="T8">1410257022</text:span></text:p>
      <text:p text:style-name="P48"/>
      <text:p text:style-name="P48">1. BegutachterIn: <text:span text:style-name="T8">Patrick Sturm, MSc</text:span></text:p>
      <text:p text:style-name="P49"/>
      <text:p text:style-name="P48">Ort, Datum</text:p>
      <text:p text:style-name="P48"/>
      <text:p text:style-name="Startüberschrift"><text:soft-page-break/>Eidesstattliche Erklärung</text:p>
      <text:p text:style-name="P40">„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39"><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40"><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8"/>
      <text:p text:style-name="P9"/>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
          </table:table-cell>
          <table:table-cell table:style-name="Tabelle1.B1" office:value-type="string">
            <text:p text:style-name="P9"/>
          </table:table-cell>
          <table:table-cell table:style-name="Tabelle1.A1" office:value-type="string">
            <text:p text:style-name="P9"/>
          </table:table-cell>
        </table:table-row>
        <table:table-row table:style-name="Tabelle1.1">
          <table:table-cell table:style-name="Tabelle1.A2" office:value-type="string">
            <text:p text:style-name="P41">Ort, Datum</text:p>
          </table:table-cell>
          <table:table-cell table:style-name="Tabelle1.B1" office:value-type="string">
            <text:p text:style-name="P41"/>
          </table:table-cell>
          <table:table-cell table:style-name="Tabelle1.A2" office:value-type="string">
            <text:p text:style-name="P41">Unterschrift</text:p>
          </table:table-cell>
        </table:table-row>
      </table:table>
      <text:p text:style-name="P9"/>
      <text:p text:style-name="P9"/>
      <text:p text:style-name="P78">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52"><draw:custom-shape text:anchor-type="paragraph" draw:z-index="1" draw:name="Text Box 66" draw:style-name="gr1" draw:text-style-name="P80"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52"><draw:custom-shape text:anchor-type="paragraph" draw:z-index="2" draw:name="Text Box 65" draw:style-name="gr2" draw:text-style-name="P80"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43">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73"><text:a xlink:type="simple" xlink:href="#__RefHeading___Toc869_567983002" text:style-name="Index_20_Link" text:visited-style-name="Index_20_Link">1 Einleitung<text:tab/>7</text:a></text:p>
          <text:p text:style-name="P73"><text:a xlink:type="simple" xlink:href="#__RefHeading___Toc417_3143690850" text:style-name="Index_20_Link" text:visited-style-name="Index_20_Link">1 Hauptteil<text:tab/>8</text:a></text:p>
          <text:p text:style-name="P74"><text:a xlink:type="simple" xlink:href="#__RefHeading___Toc419_3143690850" text:style-name="Index_20_Link" text:visited-style-name="Index_20_Link">1.1 Theoretischer Teil<text:tab/>8</text:a></text:p>
          <text:p text:style-name="P75"><text:a xlink:type="simple" xlink:href="#__RefHeading___Toc421_3143690850" text:style-name="Index_20_Link" text:visited-style-name="Index_20_Link">1.1.1 Methodik<text:tab/>8</text:a></text:p>
          <text:p text:style-name="P75"><text:a xlink:type="simple" xlink:href="#__RefHeading___Toc423_3143690850" text:style-name="Index_20_Link" text:visited-style-name="Index_20_Link">1.1.2 Datensatz<text:tab/>8</text:a></text:p>
          <text:p text:style-name="P75"><text:a xlink:type="simple" xlink:href="#__RefHeading___Toc427_3143690850" text:style-name="Index_20_Link" text:visited-style-name="Index_20_Link">1.1.3 Modelle<text:tab/>8</text:a></text:p>
          <text:p text:style-name="P75"><text:a xlink:type="simple" xlink:href="#__RefHeading___Toc709_984200755" text:style-name="Index_20_Link" text:visited-style-name="Index_20_Link">1.1.4 Technologien<text:tab/>11</text:a></text:p>
          <text:p text:style-name="P74"><text:a xlink:type="simple" xlink:href="#__RefHeading___Toc429_3143690850" text:style-name="Index_20_Link" text:visited-style-name="Index_20_Link">1.2 Praktischer Teil<text:tab/>11</text:a></text:p>
          <text:p text:style-name="P75"><text:a xlink:type="simple" xlink:href="#__RefHeading___Toc431_3143690850" text:style-name="Index_20_Link" text:visited-style-name="Index_20_Link">1.2.1 Methode<text:tab/>11</text:a></text:p>
          <text:p text:style-name="P75"><text:a xlink:type="simple" xlink:href="#__RefHeading___Toc433_3143690850" text:style-name="Index_20_Link" text:visited-style-name="Index_20_Link">1.2.2 Vergleich der Ergebnisse<text:tab/>11</text:a></text:p>
          <text:p text:style-name="P75"><text:a xlink:type="simple" xlink:href="#__RefHeading___Toc435_3143690850" text:style-name="Index_20_Link" text:visited-style-name="Index_20_Link">1.2.3 Analyse<text:tab/>11</text:a></text:p>
          <text:p text:style-name="P73"><text:a xlink:type="simple" xlink:href="#__RefHeading___Toc437_3143690850" text:style-name="Index_20_Link" text:visited-style-name="Index_20_Link">2 Schluss<text:tab/>12</text:a></text:p>
        </text:index-body>
      </text:table-of-content>
      <text:p text:style-name="P45"/>
      <text:p text:style-name="P46"/>
      <text:p text:style-name="Anmerkungen">ANMERKUNG: Dieses Inhaltverzeichnis generiert sich selbst.</text:p>
      <text:list xml:id="list2035547585" text:style-name="WWNum29">
        <text:list-item>
          <text:h text:style-name="P64"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14"><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6"/>
      <text:p text:style-name="P1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p>
      <text:p text:style-name="P7"/>
      <text:h text:style-name="P65" text:outline-level="1"><text:bookmark-start text:name="__RefHeading___Toc417_3143690850"/>Hauptteil<text:bookmark-end text:name="__RefHeading___Toc417_3143690850"/></text:h>
      <text:h text:style-name="P67" text:outline-level="2"><text:bookmark-start text:name="__RefHeading___Toc419_3143690850"/>Theoretischer Teil<text:bookmark-end text:name="__RefHeading___Toc419_3143690850"/></text:h>
      <text:h text:style-name="P62" text:outline-level="3"><text:bookmark-start text:name="__RefHeading___Toc421_3143690850"/>Methodik <text:bookmark-end text:name="__RefHeading___Toc421_3143690850"/></text:h>
      <text:h text:style-name="P68" text:outline-level="4">Aufbereitung der Daten für Algorithmen</text:h>
      <text:h text:style-name="P68" text:outline-level="4">Prognosen mithilfe verschiedener Modelle</text:h>
      <text:h text:style-name="P68" text:outline-level="4">Metriken</text:h>
      <text:p text:style-name="P16">// Hands on Machine Learning 37</text:p>
      <text:p text:style-name="P16">// Data Mining <text:span text:style-name="T32">(Counting the Cost)</text:span> <text:span text:style-name="T32">179</text:span></text:p>
      <text:h text:style-name="P62" text:outline-level="3"><text:bookmark-start text:name="__RefHeading___Toc423_3143690850"/>Datensatz<text:bookmark-end text:name="__RefHeading___Toc423_3143690850"/></text:h>
      <text:h text:style-name="P63" text:outline-level="3"><text:bookmark-start text:name="__RefHeading___Toc427_3143690850"/>Modelle<text:bookmark-end text:name="__RefHeading___Toc427_3143690850"/></text:h>
      <text:p text:style-name="P61">Einleitung // Generelle Konzepte // Cost Functions // <text:span text:style-name="T33">Regularisierung</text:span></text:p>
      <text:h text:style-name="P69" text:outline-level="4">Lineare Regression</text:h>
      <text:p text:style-name="P17">// <text:span text:style-name="T15">Hands on Machine Learning 106</text:span></text:p>
      <text:p text:style-name="P17">// <text:span text:style-name="T15">Data Mining 128 (Linear Models)</text:span></text:p>
      <text:p text:style-name="P18">Die Lineare Regression ist eine der simpelsten <text:span text:style-name="T16">Methoden </text:span>die beim Machine Learning zum Einsatz kommen. <text:span text:style-name="T17">Ziel der Linearen Regression ist es aufgrund von einer Menge an bekannten Variablen eine Funktion zu finden, welche am besten darstellt, wie man von einer oder mehreren unabhängigen Variablen zu einer abhängigen Variable kommt.<text:tab/></text:span></text:p>
      <text:p text:style-name="P18"/>
      <text:p text:style-name="P19">&lt;Formel&gt; y = θ 0 + θ 1 x 1 + θ 2 x 2 + ⋯ + θ n x n &lt;/Formel&gt;</text:p>
      <text:p text:style-name="P19">&lt;ul&gt;Legende für Formel&lt;/ul&gt;</text:p>
      <text:p text:style-name="P19"/>
      <text:p text:style-name="P22">Graphisch dargestellt wird hierbei versucht eine Gerade <text:span text:style-name="T18">so </text:span>durch eine Punktwolke zu legen, <text:span text:style-name="T18">dass der Zusammenhang zwischen n unabhängigen bekannten Variablen und einer abhängigen unbekannten Variable </text:span><text:s/><text:span text:style-name="T18">möglichst präzise dargestellt wird. </text:span></text:p>
      <text:p text:style-name="P22"/>
      <text:p text:style-name="P24">&lt;Graphik&gt;Lineare Regression&lt;/Grafik&gt;</text:p>
      <text:p text:style-name="P22"/>
      <text:p text:style-name="P23">&lt;Formel&gt;Matrizenschreibweise <text:span text:style-name="T19">y = X*(beta, gewichtungen/parameter) + (epsilon, fehler)</text:span>&lt;/Formel&gt;</text:p>
      <text:p text:style-name="P23">&lt;ul&gt;Legende&lt;/ul&gt;</text:p>
      <text:p text:style-name="P23"/>
      <text:p text:style-name="P25">Um diese Gerade zu optimieren wird die Methode der kleinsten Quadrate angewendet. Hierbei w<text:span text:style-name="T19">erden die Residuen (Abweichungen) minimiert. Das heißt, versucht wird die Gewichtungen der einzelnen Features so zu wählen, dass die Residuenquadratsumme möglichst gering wird.</text:span></text:p>
      <text:p text:style-name="P19"/>
      <text:p text:style-name="P26"><text:soft-page-break/>Dies zu berechnen kann <text:span text:style-name="T20">je nach Anzahl der gewählten Features und Trainingsexemplare </text:span>eine Weile dauern. Die Rechenkomplexität (Computational Complexity) ergibt sich bei der Linearen Regression wiefolgt: <text:span text:style-name="T20">O (features ^ training samples) #check on that</text:span></text:p>
      <text:p text:style-name="P26"/>
      <text:p text:style-name="P27">Vorteil ist jedoch, dass die Dauer der Berechnung neuer Prognosen linear steigt, sprich O(n).</text:p>
      <text:p text:style-name="P26"/>
      <text:h text:style-name="P70" text:outline-level="4"><text:span text:style-name="T21">Ridge Regression</text:span></text:h>
      <text:p text:style-name="P20">//<text:span text:style-name="T29">Hands on (Training the Model)</text:span></text:p>
      <text:p text:style-name="P28">Die Ridge Regression ist im Grunde eine Erweiterung der Linearen Regression. Sie zählt zu den regularisierten Modellen, welche eine Überanpassung an die Trainingsdaten verhindern sollen. <text:span text:style-name="T22">Genauer werden bei der Ridge Regression die Gewichtungen der einzelnen Features beschnitten. Dazu wird der Cost-Function ein Regularisierungsterm hinzugefügt. Eine sogennante L2-Regularisierung.</text:span></text:p>
      <text:p text:style-name="P28"/>
      <text:p text:style-name="P29">&lt;Formel&gt;<text:span text:style-name="T23">Ridge Regression Cost Function&lt;/Formel&gt;</text:span></text:p>
      <text:p text:style-name="P30">&lt;ul&gt;Legende&lt;/ul&gt;</text:p>
      <text:p text:style-name="P30"/>
      <text:p text:style-name="P30">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0"/>
      <text:p text:style-name="P30">Die Rechenkomplexität fällt wie bei der herkömmlichen Linearen Regression aus.</text:p>
      <text:p text:style-name="P20"/>
      <text:h text:style-name="P70" text:outline-level="4"><text:span text:style-name="T21">Lasso Regression</text:span></text:h>
      <text:p text:style-name="P60">//<text:span text:style-name="T29">Hands on (Training the Model)</text:span></text:p>
      <text:p text:style-name="P31">Bei der Lasso Regression <text:span text:style-name="T24">zählt wie auch schon die Ridge Regression zu den regularisierten Modellen. Sie funktioniert auch ähnlich. Hierbei wird zur Cost-Function lediglich statt einem L2-Regularisierungterm ein L1-Regularisierungsterm hinzugefügt.</text:span></text:p>
      <text:p text:style-name="P31"/>
      <text:p text:style-name="P32">&lt;Formel&gt;Lasso Regression Cost Function&lt;/Formel&gt;</text:p>
      <text:p text:style-name="P32">&lt;ul&gt;Legende&lt;/ul&gt;</text:p>
      <text:p text:style-name="P32"/>
      <text:p text:style-name="P33">Interessant ist jedoch, dass die Lasso Regression dazu tendiert <text:span text:style-name="T25">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3"/>
      <text:p text:style-name="P34">Die Rechenkomplexität fällt wie bei der herkömmlichen Linearen Regression aus.</text:p>
      <text:p text:style-name="P20"><text:soft-page-break/></text:p>
      <text:h text:style-name="P71" text:outline-level="4">Decision Tree Regression</text:h>
      <text:p text:style-name="P21">// <text:span text:style-name="T26">Hands on 167</text:span></text:p>
      <text:p text:style-name="P35">Decission Trees sind sehr vielseitige Machine Learning Algorithmen. Man sie für eine Vielzahl von Problemen einsetzen. Da des behandelte Problem in dieser Arbeit aber auf einen numerischen Output aus ist, wird hier nur auf die Regression mit Decision Trees eingegangen.</text:p>
      <text:p text:style-name="P35"/>
      <text:p text:style-name="P35">Im Prinzip ist ein Decision Tree eine Abfolge von binären Abfragen, quasi ein Regelset. Das bedeutet wenn eine bestimmte Bedingung erfüllt wird, dann bewegt man sich im Entscheidungsprozess eine Ebene nach links oder respektive rechts runter.</text:p>
      <text:p text:style-name="P35"/>
      <text:p text:style-name="P35">&lt;Grafik&gt;Simple Decission Tree&lt;/Grafik&gt;</text:p>
      <text:p text:style-name="P35"/>
      <text:p text:style-name="P36">Wenn man den Decision Tree dabei nicht regularisiert, dann tendiert er stark zur Überanpassung ans Trainingsset. Dies wiederum führt dazu, dass die Fehlerrate extrem hoch ist, wenn mit dem trainierten Modell neue Vorhersagen getroffen werden.</text:p>
      <text:p text:style-name="P36"/>
      <text:p text:style-name="P36">&lt;Grafik&gt;Vergleich Restricted vs. Non-Restricted&lt;/Grafik&gt;</text:p>
      <text:p text:style-name="P36"/>
      <text:p text:style-name="P36">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27">e Vorhersagen O(log(samples))</text:span></text:p>
      <text:p text:style-name="P21"/>
      <text:h text:style-name="P71" text:outline-level="4">Random Forest Regression</text:h>
      <text:p text:style-name="P21">// <text:span text:style-name="T29">Hands on 189</text:span></text:p>
      <text:p text:style-name="P37">Der Random Forest Regressor gehört zu den E<text:span text:style-name="T34">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7"/>
      <text:p text:style-name="P37">Der Random Forest besteht wie es der Name vielleicht schon verrät aus n Decision Trees, die wie vorhin erklärt sowohl für Klassifizerungen aber auch für Regressionen verwendet werden können. <text:span text:style-name="T28">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7"/>
      <text:p text:style-name="P38">&lt;Grafik <text:span text:style-name="T30">source=“Hands on“</text:span>&gt;Trainings subsets&lt;/Grafik&gt;</text:p>
      <text:p text:style-name="P58"><text:soft-page-break/>// <text:span text:style-name="T31">Data Mining Ensemble Chapter</text:span></text:p>
      <text:p text:style-name="P59">&lt;Text&gt;Bagging Advantages&lt;/Text&gt;</text:p>
      <text:p text:style-name="P58"/>
      <text:h text:style-name="P63" text:outline-level="3"><text:bookmark-start text:name="__RefHeading___Toc709_984200755"/>Technologien<text:bookmark-end text:name="__RefHeading___Toc709_984200755"/></text:h>
      <text:p text:style-name="P20"/>
      <text:h text:style-name="P67" text:outline-level="2"><text:bookmark-start text:name="__RefHeading___Toc429_3143690850"/>Praktischer Teil<text:bookmark-end text:name="__RefHeading___Toc429_3143690850"/></text:h>
      <text:h text:style-name="P62" text:outline-level="3"><text:bookmark-start text:name="__RefHeading___Toc431_3143690850"/>Methode<text:bookmark-end text:name="__RefHeading___Toc431_3143690850"/></text:h>
      <text:h text:style-name="P72" text:outline-level="4">Umsetzung</text:h>
      <text:h text:style-name="P72" text:outline-level="4">Ergebnis</text:h>
      <text:h text:style-name="P62" text:outline-level="3"><text:bookmark-start text:name="__RefHeading___Toc433_3143690850"/>Vergleich der Ergebnisse<text:bookmark-end text:name="__RefHeading___Toc433_3143690850"/></text:h>
      <text:h text:style-name="P62" text:outline-level="3"><text:bookmark-start text:name="__RefHeading___Toc435_3143690850"/>Analyse<text:bookmark-end text:name="__RefHeading___Toc435_3143690850"/></text:h>
      <text:h text:style-name="P66" text:outline-level="1"><text:bookmark-start text:name="__RefHeading___Toc437_3143690850"/>Schluss<text:bookmark-end text:name="__RefHeading___Toc437_3143690850"/></text:h>
      <text:p text:style-name="P42"><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3563276468" text:style-name="WWNum45">
        <text:list-item>
          <text:p text:style-name="P76"><text:span text:style-name="T1">H. Balzert, Lehrbuch der Objektmodellierung - Analyse und Entwurf mit der UML 2, <text:s/>2. </text:span>Ausg., Elsevier GmbH, München 2005.</text:p>
        </text:list-item>
        <text:list-item>
          <text:p text:style-name="P76">K. W. Wagner, Performance Excellence. <text:span text:style-name="T1">Der Praxisleitfaden zum effektiven Prozessmanagement, Hanser Fachbuch, München 2007.</text:span></text:p>
        </text:list-item>
        <text:list-item>
          <text:p text:style-name="P77"/>
        </text:list-item>
      </text:list>
      <text:p text:style-name="P42"><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51"/>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0">Abbildung 1: Beispiel für die Beschriftung eines Buchrückens.<text:tab/>8</text:p>
          <text:p text:style-name="P50"/>
        </text:index-body>
      </text:illustration-index>
      <text:p text:style-name="P12"/>
      <text:p text:style-name="P12"/>
      <text:p text:style-name="P12"/>
      <text:p text:style-name="Anmerkungen">ANMERKUNG: Dieses Abbildungsverzeichnis generiert sich selbst.</text:p>
      <text:p text:style-name="P42"><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51"/>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0">Tabelle 1: Semesterplan der Lehrveranstaltung „Angewandte Mathematik“<text:tab/>8</text:p>
          <text:p text:style-name="P50"/>
        </text:index-body>
      </text:illustration-index>
      <text:p text:style-name="P12"/>
      <text:p text:style-name="P12"/>
      <text:p text:style-name="P12"/>
      <text:p text:style-name="Anmerkungen">ANMERKUNG: Dieses Tabellenverzeichnis generiert sich selbst.</text:p>
      <text:p text:style-name="P10"/>
      <text:p text:style-name="P42"><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47">WWW</text:p>
          </table:table-cell>
          <table:table-cell table:style-name="Tabelle4.A1" office:value-type="string">
            <text:p text:style-name="P47">World Wide Web</text:p>
          </table:table-cell>
        </table:table-row>
        <table:table-row table:style-name="Tabelle4.1">
          <table:table-cell table:style-name="Tabelle4.A1" office:value-type="string">
            <text:p text:style-name="P47"/>
          </table:table-cell>
          <table:table-cell table:style-name="Tabelle4.A1" office:value-type="string">
            <text:p text:style-name="P47"/>
          </table:table-cell>
        </table:table-row>
        <table:table-row table:style-name="Tabelle4.1">
          <table:table-cell table:style-name="Tabelle4.A1" office:value-type="string">
            <text:p text:style-name="P47"/>
          </table:table-cell>
          <table:table-cell table:style-name="Tabelle4.A1" office:value-type="string">
            <text:p text:style-name="P47"/>
          </table:table-cell>
        </table:table-row>
        <table:table-row table:style-name="Tabelle4.1">
          <table:table-cell table:style-name="Tabelle4.A1" office:value-type="string">
            <text:p text:style-name="P47"/>
          </table:table-cell>
          <table:table-cell table:style-name="Tabelle4.A1" office:value-type="string">
            <text:p text:style-name="P47"/>
          </table:table-cell>
        </table:table-row>
        <table:table-row table:style-name="Tabelle4.1">
          <table:table-cell table:style-name="Tabelle4.A1" office:value-type="string">
            <text:p text:style-name="P47"/>
          </table:table-cell>
          <table:table-cell table:style-name="Tabelle4.A1" office:value-type="string">
            <text:p text:style-name="P47"/>
          </table:table-cell>
        </table:table-row>
        <table:table-row table:style-name="Tabelle4.1">
          <table:table-cell table:style-name="Tabelle4.A1" office:value-type="string">
            <text:p text:style-name="P47"/>
          </table:table-cell>
          <table:table-cell table:style-name="Tabelle4.A1" office:value-type="string">
            <text:p text:style-name="P47"/>
          </table:table-cell>
        </table:table-row>
        <table:table-row table:style-name="Tabelle4.1">
          <table:table-cell table:style-name="Tabelle4.A1" office:value-type="string">
            <text:p text:style-name="P47"/>
          </table:table-cell>
          <table:table-cell table:style-name="Tabelle4.A1" office:value-type="string">
            <text:p text:style-name="P47"/>
          </table:table-cell>
        </table:table-row>
        <table:table-row table:style-name="Tabelle4.1">
          <table:table-cell table:style-name="Tabelle4.A1" office:value-type="string">
            <text:p text:style-name="P47"/>
          </table:table-cell>
          <table:table-cell table:style-name="Tabelle4.A1" office:value-type="string">
            <text:p text:style-name="P47"/>
          </table:table-cell>
        </table:table-row>
      </table:table>
      <text:p text:style-name="Standard"/>
      <text:p text:style-name="Standard"/>
      <text:p text:style-name="P11"/>
      <text:p text:style-name="P11"/>
      <text:p text:style-name="Anmerkungen">ANMERKUNG: Sortieren Sie die Liste mit der Funktion „Tabelle sortieren“.</text:p>
      <text:p text:style-name="Standard"/>
      <text:p text:style-name="P42"><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42"><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41</meta:editing-cycles>
    <meta:print-date>2014-08-14T12:41:00</meta:print-date>
    <meta:creation-date>2016-01-12T13:40:00</meta:creation-date>
    <dc:date>2018-08-27T14:39:15.780750971</dc:date>
    <meta:editing-duration>P18DT9H9M33S</meta:editing-duration>
    <meta:generator>LibreOffice/5.4.6.2$Linux_X86_64 LibreOffice_project/40m0$Build-2</meta:generator>
    <meta:document-statistic meta:table-count="2" meta:image-count="1" meta:object-count="0" meta:page-count="18" meta:paragraph-count="119" meta:word-count="1518" meta:character-count="10831" meta:non-whitespace-character-count="9444"/>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